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2.85pt" svg:height="255.09pt" svg:x="16.75pt" svg:y="81.24pt">
            <loext:p draw:notify-on-update-of-ranges="Sheet1.A1:Sheet1.A3 Sheet1.B1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どちらでもない</text:p>
          </table:table-cell>
          <table:table-cell office:value-type="float" office:value="1911" calcext:value-type="float">
            <text:p>1911</text:p>
          </table:table-cell>
          <table:table-cell table:formula="of:=[.B1]/SUM([.$B$1:.$B$3])" office:value-type="float" office:value="0.513571620532115" calcext:value-type="float">
            <text:p>0.5135716205</text:p>
          </table:table-cell>
          <table:table-cell table:style-name="Default"/>
        </table:table-row>
        <table:table-row table:style-name="ro2">
          <table:table-cell office:value-type="string" calcext:value-type="string">
            <text:p>RNN系</text:p>
          </table:table-cell>
          <table:table-cell office:value-type="float" office:value="499" calcext:value-type="float">
            <text:p>499</text:p>
          </table:table-cell>
          <table:table-cell table:formula="of:=[.B2]/SUM([.$B$1:.$B$3])" office:value-type="float" office:value="0.134103735554958" calcext:value-type="float">
            <text:p>0.1341037356</text:p>
          </table:table-cell>
          <table:table-cell table:formula="of:=[.B2]/SUM([.$B$2:.$B$3])" office:value-type="float" office:value="0.275690607734807" calcext:value-type="float">
            <text:p>0.2756906077</text:p>
          </table:table-cell>
        </table:table-row>
        <table:table-row table:style-name="ro2">
          <table:table-cell office:value-type="string" calcext:value-type="string">
            <text:p>CNN系</text:p>
          </table:table-cell>
          <table:table-cell office:value-type="float" office:value="1311" calcext:value-type="float">
            <text:p>1311</text:p>
          </table:table-cell>
          <table:table-cell table:formula="of:=[.B3]/SUM([.$B$1:.$B$3])" office:value-type="float" office:value="0.352324643912927" calcext:value-type="float">
            <text:p>0.3523246439</text:p>
          </table:table-cell>
          <table:table-cell table:formula="of:=[.B3]/SUM([.$B$2:.$B$3])" office:value-type="float" office:value="0.724309392265193" calcext:value-type="float">
            <text:p>0.7243093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42:05.262675174</meta:creation-date>
    <dc:date>2018-06-09T10:59:01.150864132</dc:date>
    <meta:editing-duration>PT16M56S</meta:editing-duration>
    <meta:editing-cycles>1</meta:editing-cycles>
    <meta:document-statistic meta:table-count="1" meta:cell-count="1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ccccc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85cm" svg:height="9cm" xlink:href=".." xlink:type="simple" chart:class="chart:circle" chart:style-name="ch1">
        <chart:plot-area chart:style-name="ch2" table:cell-range-address="Sheet1.A1:Sheet1.B3" chart:data-source-has-labels="column" svg:x="0.213cm" svg:y="0.18cm" svg:width="10.259cm" svg:height="8.64cm">
          <chartooo:coordinate-region svg:x="1.023cm" svg:y="0.181cm" svg:width="8.639cm" svg:height="8.639cm"/>
          <chart:axis chart:dimension="x" chart:name="primary-x" chart:style-name="ch3" chartooo:axis-type="auto">
            <chartooo:date-scale/>
            <chart:categories table:cell-range-address="Sheet1.A1:Sheet1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どちらでもない</text:p>
                <draw:g>
                  <svg:desc>Sheet1.A1:Sheet1.A3</svg:desc>
                </draw:g>
              </table:table-cell>
              <table:table-cell office:value-type="float" office:value="1911">
                <text:p>1911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RNN系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CNN系</text:p>
              </table:table-cell>
              <table:table-cell office:value-type="float" office:value="1311">
                <text:p>1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